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mentions</text:p>
          </table:table-cell>
          <table:table-cell office:value-type="string">
            <text:p><text:s/># clusters</text:p>
          </table:table-cell>
          <table:table-cell>
            <draw:frame table:end-cell-address="Sheet1.M30" table:end-x="0.8539in" table:end-y="0.0858in" draw:z-index="0" draw:style-name="gr1" draw:text-style-name="P1" svg:width="9.7in" svg:height="4.9984in" svg:x="0.0441in" svg:y="0.0429in">
              <draw:object draw:notify-on-update-of-ranges="Sheet1.A1:Sheet1.A1 Sheet1.A2:Sheet1.A87 Sheet1.B1:Sheet1.B1 Sheet1.B2:Sheet1.B8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5/07/2017</text:date>, <text:time>21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21:43:27</dc:date>
    <meta:generator>OpenOffice/4.1.2$Unix OpenOffice.org_project/412m3$Build-9782</meta:generator>
    <meta:editing-duration>PT1M58S</meta:editing-duration>
    <meta:editing-cycles>1</meta:editing-cycles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39cm" svg:height="12.697cm" xlink:href=".." xlink:type="simple" chart:class="chart:scatter" chart:style-name="ch1">
        <chart:title svg:x="9.912cm" svg:y="0.389cm" chart:style-name="ch2">
          <text:p># Mentions vs Clusters</text:p>
        </chart:title>
        <chart:plot-area chart:style-name="ch3" table:cell-range-address="Sheet1.A1:Sheet1.B87" chart:data-source-has-labels="row" svg:x="1.484cm" svg:y="1.937cm" svg:width="22.171cm" svg:height="9.545cm">
          <chartooo:coordinate-region svg:x="2.329cm" svg:y="2.14cm" svg:width="21.027cm" svg:height="8.687cm"/>
          <chart:axis chart:dimension="x" chart:name="primary-x" chart:style-name="ch4">
            <chart:title svg:x="11.728cm" svg:y="11.736cm" chart:style-name="ch5">
              <text:p># Mentions</text:p>
            </chart:title>
          </chart:axis>
          <chart:axis chart:dimension="y" chart:name="primary-y" chart:style-name="ch4">
            <chart:title svg:x="0.451cm" svg:y="7.482cm" chart:style-name="ch6">
              <text:p># Clusters</text:p>
            </chart:title>
            <chart:grid chart:style-name="ch7" chart:class="major"/>
          </chart:axis>
          <chart:series chart:style-name="ch8" chart:values-cell-range-address="Sheet1.B2:Sheet1.B87" chart:label-cell-address="Sheet1.B1:Sheet1.B1" chart:class="chart:scatter">
            <chart:domain table:cell-range-address="Sheet1.A2:Sheet1.A87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# clust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87</svg:desc>
                </draw:g>
              </table:table-cell>
              <table:table-cell office:value-type="float" office:value="7">
                <text:p>7</text:p>
                <draw:g>
                  <svg:desc>Sheet1.B2:Sheet1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">
                <text:p>1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">
                <text:p>1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">
                <text:p>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">
                <text:p>3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">
                <text:p>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6">
                <text:p>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">
                <text:p>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">
                <text:p>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